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1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53" calcext:value-type="float">
            <text:p>8,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12" calcext:value-type="float">
            <text:p>19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Balland-Poirier</meta:initial-creator>
    <meta:creation-date>2015-08-18T09:36:26.862664841</meta:creation-date>
    <dc:date>2015-08-18T09:38:09.094126763</dc:date>
    <dc:creator>Laurent Balland-Poirier</dc:creator>
    <meta:editing-duration>PT1M41S</meta:editing-duration>
    <meta:editing-cycles>3</meta:editing-cycles>
    <meta:generator>LibreOfficeDev/5.1.0.0.alpha1$Linux_X86_64 LibreOffice_project/b190574b6a0de3e26c6338324f74440ec0505bfb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952cm" style:legend-expansion="high" chart:style-name="ch2"/>
        <chart:plot-area chart:style-name="ch3" table:cell-range-address="Sheet1.A1:Sheet1.B6" chart:data-source-has-labels="row" svg:x="0.32cm" svg:y="0.18cm" svg:width="12.534cm" svg:height="8.64cm">
          <chartooo:coordinate-region svg:x="0.941cm" svg:y="0.379cm" svg:width="11.8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regression-curve chart:style-name="ch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6</svg:desc>
                </draw:g>
              </table:table-cell>
              <table:table-cell office:value-type="float" office:value="0.15">
                <text:p>0.1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9.12">
                <text:p>19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0.alpha1$Linux_X86_64 LibreOffice_project/b190574b6a0de3e26c6338324f74440ec0505bf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